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062f" officeooo:paragraph-rsid="0006062f"/>
    </style:style>
    <style:style style:name="P2" style:family="paragraph" style:parent-style-name="Standard">
      <style:text-properties fo:font-weight="normal" officeooo:rsid="0006062f" officeooo:paragraph-rsid="0006062f" style:font-weight-asian="normal" style:font-weight-complex="normal"/>
    </style:style>
    <style:style style:name="P3" style:family="paragraph" style:parent-style-name="Standard">
      <style:text-properties fo:font-weight="normal" officeooo:rsid="0006062f" officeooo:paragraph-rsid="00072f54" style:font-weight-asian="normal" style:font-weight-complex="normal"/>
    </style:style>
    <style:style style:name="P4" style:family="paragraph" style:parent-style-name="Standard">
      <style:text-properties fo:font-weight="normal" officeooo:rsid="00072f54" officeooo:paragraph-rsid="00072f54" style:font-weight-asian="normal" style:font-weight-complex="normal"/>
    </style:style>
    <style:style style:name="P5" style:family="paragraph" style:parent-style-name="Standard">
      <style:text-properties fo:font-weight="normal" officeooo:rsid="00072f54" officeooo:paragraph-rsid="00082715" style:font-weight-asian="normal" style:font-weight-complex="normal"/>
    </style:style>
    <style:style style:name="P6" style:family="paragraph" style:parent-style-name="Standard">
      <style:text-properties fo:font-weight="normal" officeooo:rsid="00082715" officeooo:paragraph-rsid="00082715" style:font-weight-asian="normal" style:font-weight-complex="normal"/>
    </style:style>
    <style:style style:name="P7" style:family="paragraph" style:parent-style-name="Standard">
      <style:text-properties fo:font-weight="normal" officeooo:rsid="0008cae2" officeooo:paragraph-rsid="0008cae2" style:font-weight-asian="normal" style:font-weight-complex="normal"/>
    </style:style>
    <style:style style:name="P8" style:family="paragraph" style:parent-style-name="Standard">
      <style:text-properties fo:font-weight="normal" officeooo:rsid="0009937f" officeooo:paragraph-rsid="0009937f" style:font-weight-asian="normal" style:font-weight-complex="normal"/>
    </style:style>
    <style:style style:name="P9" style:family="paragraph" style:parent-style-name="Standard">
      <style:text-properties officeooo:rsid="0009937f" officeooo:paragraph-rsid="0009937f"/>
    </style:style>
    <style:style style:name="P10" style:family="paragraph" style:parent-style-name="Standard">
      <style:text-properties officeooo:rsid="000998a6" officeooo:paragraph-rsid="000998a6"/>
    </style:style>
    <style:style style:name="P11" style:family="paragraph" style:parent-style-name="Standard">
      <style:text-properties style:text-position="0% 100%" officeooo:rsid="0006062f" officeooo:paragraph-rsid="0006062f"/>
    </style:style>
    <style:style style:name="P12" style:family="paragraph" style:parent-style-name="Standard">
      <style:text-properties style:text-position="0% 100%" fo:font-weight="bold" officeooo:rsid="0006062f" officeooo:paragraph-rsid="0006062f" style:font-weight-asian="bold" style:font-weight-complex="bold"/>
    </style:style>
    <style:style style:name="P13" style:family="paragraph" style:parent-style-name="Standard">
      <style:text-properties style:text-position="0% 100%" fo:font-weight="bold" officeooo:rsid="00082715" officeooo:paragraph-rsid="00082715" style:font-weight-asian="bold" style:font-weight-complex="bold"/>
    </style:style>
    <style:style style:name="P14" style:family="paragraph" style:parent-style-name="Standard">
      <style:text-properties style:text-position="0% 100%" fo:font-weight="bold" officeooo:rsid="000998a6" officeooo:paragraph-rsid="000998a6" style:font-weight-asian="bold" style:font-weight-complex="bold"/>
    </style:style>
    <style:style style:name="P15" style:family="paragraph" style:parent-style-name="Standard">
      <style:text-properties style:text-position="0% 100%" fo:font-weight="normal" officeooo:rsid="0006062f" officeooo:paragraph-rsid="0006062f" style:font-weight-asian="normal" style:font-weight-complex="normal"/>
    </style:style>
    <style:style style:name="P16" style:family="paragraph" style:parent-style-name="Standard">
      <style:text-properties style:text-position="0% 100%" fo:font-weight="normal" officeooo:rsid="00072f54" officeooo:paragraph-rsid="00072f54" style:font-weight-asian="normal" style:font-weight-complex="normal"/>
    </style:style>
    <style:style style:name="P17" style:family="paragraph" style:parent-style-name="Standard">
      <style:text-properties style:text-position="0% 100%" fo:font-weight="normal" officeooo:rsid="00072f54" officeooo:paragraph-rsid="0006062f" style:font-weight-asian="normal" style:font-weight-complex="normal"/>
    </style:style>
    <style:style style:name="P18" style:family="paragraph" style:parent-style-name="Standard">
      <style:text-properties style:text-position="0% 100%" fo:font-weight="normal" officeooo:rsid="00082715" officeooo:paragraph-rsid="00082715" style:font-weight-asian="normal" style:font-weight-complex="normal"/>
    </style:style>
    <style:style style:name="P19" style:family="paragraph" style:parent-style-name="Standard">
      <style:text-properties style:text-position="0% 100%" fo:font-weight="normal" officeooo:rsid="0008cae2" officeooo:paragraph-rsid="0008cae2" style:font-weight-asian="normal" style:font-weight-complex="normal"/>
    </style:style>
    <style:style style:name="P20" style:family="paragraph" style:parent-style-name="Standard">
      <style:text-properties style:text-position="0% 100%" fo:font-weight="normal" officeooo:rsid="0009937f" officeooo:paragraph-rsid="0009937f" style:font-weight-asian="normal" style:font-weight-complex="normal"/>
    </style:style>
    <style:style style:name="P21" style:family="paragraph" style:parent-style-name="Standard">
      <style:text-properties style:text-position="0% 100%" fo:font-weight="normal" officeooo:rsid="000998a6" officeooo:paragraph-rsid="000998a6" style:font-weight-asian="normal" style:font-weight-complex="normal"/>
    </style:style>
    <style:style style:name="T1" style:family="text">
      <style:text-properties style:text-position="sub 58%"/>
    </style:style>
    <style:style style:name="T2" style:family="text">
      <style:text-properties style:text-position="sub 58%" officeooo:rsid="0006062f"/>
    </style:style>
    <style:style style:name="T3" style:family="text">
      <style:text-properties style:text-position="sub 58%" fo:font-weight="normal" style:font-weight-asian="normal" style:font-weight-complex="normal"/>
    </style:style>
    <style:style style:name="T4" style:family="text">
      <style:text-properties style:text-position="sub 58%" fo:font-weight="normal" officeooo:rsid="000998a6" style:font-weight-asian="normal" style:font-weight-complex="normal"/>
    </style:style>
    <style:style style:name="T5" style:family="text">
      <style:text-properties style:text-position="0% 100%"/>
    </style:style>
    <style:style style:name="T6" style:family="text">
      <style:text-properties style:text-position="0% 100%" officeooo:rsid="00072f54"/>
    </style:style>
    <style:style style:name="T7" style:family="text">
      <style:text-properties style:text-position="0% 100%" officeooo:rsid="0006062f"/>
    </style:style>
    <style:style style:name="T8" style:family="text">
      <style:text-properties style:text-position="0% 100%" officeooo:rsid="00082715"/>
    </style:style>
    <style:style style:name="T9" style:family="text">
      <style:text-properties style:text-position="0% 100%" fo:font-weight="bold" style:font-weight-asian="bold" style:font-weight-complex="bold"/>
    </style:style>
    <style:style style:name="T10" style:family="text">
      <style:text-properties style:text-position="0% 100%" officeooo:rsid="0009937f"/>
    </style:style>
    <style:style style:name="T11" style:family="text">
      <style:text-properties style:text-position="0% 100%" fo:font-weight="normal" style:font-weight-asian="normal" style:font-weight-complex="normal"/>
    </style:style>
    <style:style style:name="T12" style:family="text">
      <style:text-properties style:text-position="0% 100%" fo:font-weight="normal" officeooo:rsid="000998a6" style:font-weight-asian="normal" style:font-weight-complex="normal"/>
    </style:style>
    <style:style style:name="T13" style:family="text">
      <style:text-properties style:text-position="super 58%"/>
    </style:style>
    <style:style style:name="T14" style:family="text">
      <style:text-properties style:text-position="super 58%" officeooo:rsid="00072f54"/>
    </style:style>
    <style:style style:name="T15" style:family="text">
      <style:text-properties style:text-position="super 58%" officeooo:rsid="0006062f"/>
    </style:style>
    <style:style style:name="T16" style:family="text">
      <style:text-properties style:text-position="super 58%" officeooo:rsid="00082715"/>
    </style:style>
    <style:style style:name="T17" style:family="text">
      <style:text-properties style:text-position="super 58%"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a esta lección donde veremos las funciones logarítmicas, la lección pasada vimos las funciones exponenciales, pues la función logarítmica es el inverso de la función exponencial, ademas quiero resaltar que estas funciones no solo aparecen constantemente en problemas matemáticos y físicos, sino que ademas para ser medidos muchos fenómenos de la naturaleza, utilizan estas funciones por ejemplo la medición del sonido y la magnitud de un terremoto utilizan funciones logarítmicas. Empecemos por darle una definición matemática:</text:p>
      <text:p text:style-name="P1">se a un número positivo distinto de 1. La función logarítmica con base a denotada como log<text:span text:style-name="T1">a</text:span><text:span text:style-name="T5">x, se define como </text:span></text:p>
      <text:p text:style-name="P1"><text:span text:style-name="T5"><text:tab/><text:tab/><text:tab/><text:tab/><text:tab/> log</text:span><text:span text:style-name="T1">a</text:span><text:span text:style-name="T5">x= y si y solo si a</text:span><text:span text:style-name="T13">y</text:span><text:span text:style-name="T5">=x</text:span></text:p>
      <text:p text:style-name="P11">Su dominio es el conjunto (0, infinito) y el rango son todos los números reales. </text:p>
      <text:p text:style-name="P11"/>
      <text:p text:style-name="P12">IGUALMENTE GRABAR LA PANTALLA MIENTRAS GRAFICO LA PAGINA 235,</text:p>
      <text:p text:style-name="P12"/>
      <text:p text:style-name="P15">con la sola definición ya podemos resolver algunas ecuaciones por ejemplo </text:p>
      <text:p text:style-name="P15"/>
      <text:p text:style-name="P2"><text:span text:style-name="T5"><text:tab/><text:tab/><text:tab/> log</text:span><text:span text:style-name="T1">5</text:span><text:span text:style-name="T5">x=-4 <text:s text:c="2"/>para encontrar x utilicemos la definición y veremos que 5</text:span><text:span text:style-name="T13">-4</text:span><text:span text:style-name="T5">=x </text:span></text:p>
      <text:p text:style-name="P2"><text:span text:style-name="T5"><text:tab/><text:tab/><text:tab/>por lo tanto x=1/5</text:span><text:span text:style-name="T13">4</text:span><text:span text:style-name="T5"> = 1/625</text:span></text:p>
      <text:p text:style-name="P15"/>
      <text:p text:style-name="P16">Las propiedades de las funciones logarítmicas son muy similares a las de las funciones exponenciales, por supuesto las veremos, sean M,N, p y a números reales positivos, con a distinto de 1,p,N distinto de 0 entonces </text:p>
      <text:p text:style-name="P16"/>
      <text:p text:style-name="P3"><text:span text:style-name="T6">1. </text:span><text:span text:style-name="T5">log</text:span><text:span text:style-name="T1">a</text:span><text:span text:style-name="T6">1=0. Esto se ve por la definición ya que a</text:span><text:span text:style-name="T14">0</text:span><text:span text:style-name="T6"> siempre sera igual a 1 esto quedo demostrado cuando vimos los exponentes</text:span></text:p>
      <text:p text:style-name="P4"><text:span text:style-name="T5">2.</text:span><text:span text:style-name="T7"> log</text:span><text:span text:style-name="T2">a</text:span><text:span text:style-name="T5">a=1. Podemos ver por la definición de logaritmo que a</text:span><text:span text:style-name="T13">1</text:span><text:span text:style-name="T5">=a</text:span></text:p>
      <text:p text:style-name="P4"><text:span text:style-name="T5">3.</text:span><text:span text:style-name="T7"> log</text:span><text:span text:style-name="T2">a</text:span><text:span text:style-name="T5">a</text:span><text:span text:style-name="T13">x</text:span><text:span text:style-name="T5">=x. Igualmente por definición a</text:span><text:span text:style-name="T13">x</text:span><text:span text:style-name="T5">=a</text:span><text:span text:style-name="T13">x</text:span></text:p>
      <text:p text:style-name="P5"><text:span text:style-name="T5">4.a</text:span><text:span text:style-name="T15"> log</text:span><text:span text:style-name="T1">a</text:span><text:span text:style-name="T5">x=x. Ya que </text:span><text:span text:style-name="T7"><text:s/>log</text:span><text:span text:style-name="T2">a</text:span><text:span text:style-name="T7">x</text:span><text:span text:style-name="T5">=y si y solo si</text:span><text:span text:style-name="T7"> a</text:span><text:span text:style-name="T15">y</text:span><text:span text:style-name="T7">=x </text:span><text:span text:style-name="T5">es decir que </text:span><text:span text:style-name="T8">si</text:span><text:span text:style-name="T5"> sustitui</text:span><text:span text:style-name="T8">mos</text:span><text:span text:style-name="T5"> <text:s/>a</text:span><text:span text:style-name="T15"> log</text:span><text:span text:style-name="T1">a</text:span><text:span text:style-name="T5">x </text:span><text:span text:style-name="T8">por a</text:span><text:span text:style-name="T16">y</text:span><text:span text:style-name="T8"> tiene forzosamente que ser igual a x.</text:span></text:p>
      <text:p text:style-name="P18"/>
      <text:p text:style-name="P6"><text:span text:style-name="T5">5. </text:span><text:span text:style-name="T6"><text:s/></text:span><text:span text:style-name="T7">log</text:span><text:span text:style-name="T2">a</text:span><text:span text:style-name="T5">(MN)= </text:span><text:span text:style-name="T7">log</text:span><text:span text:style-name="T2">a</text:span><text:span text:style-name="T5">M+ </text:span><text:span text:style-name="T7">log</text:span><text:span text:style-name="T2">a</text:span><text:span text:style-name="T5">N. Esto es un poco más difícil que solo usar la definición pero de todos modos se puede demostrar facilmente así, </text:span><text:span text:style-name="T9">LA DEMOSTRACIÓN ESTA EN LA PAGINA 237</text:span></text:p>
      <text:p text:style-name="P13"/>
      <text:p text:style-name="P6"><text:span text:style-name="T5">6. <text:s/></text:span><text:span text:style-name="T7">log</text:span><text:span text:style-name="T2">a</text:span><text:span text:style-name="T5">(M/N)= </text:span><text:span text:style-name="T7">log</text:span><text:span text:style-name="T2">a</text:span><text:span text:style-name="T5">M- </text:span><text:span text:style-name="T7">log</text:span><text:span text:style-name="T2">a</text:span><text:span text:style-name="T5">N. Es una demostración muy similar a la anterior </text:span><text:span text:style-name="T9">HACER LA DEMOSTRACIÓN</text:span></text:p>
      <text:p text:style-name="P13"/>
      <text:p text:style-name="P6"><text:span text:style-name="T5">7. <text:s/></text:span><text:span text:style-name="T7">log</text:span><text:span text:style-name="T2">a</text:span><text:span text:style-name="T5">(M</text:span><text:span text:style-name="T13">p</text:span><text:span text:style-name="T5">)= p </text:span><text:span text:style-name="T7">log</text:span><text:span text:style-name="T2">a</text:span><text:span text:style-name="T5">M. </text:span><text:span text:style-name="T9">LA DEMOSTRACIÓN VIENE EN LA PAGINA 237</text:span></text:p>
      <text:p text:style-name="P13"/>
      <text:p text:style-name="P6"><text:span text:style-name="T5">8. <text:s/></text:span><text:span text:style-name="T7">log</text:span><text:span text:style-name="T2">a</text:span><text:span text:style-name="T5">(raizp de M) = 1/P </text:span><text:span text:style-name="T7">log</text:span><text:span text:style-name="T2">a</text:span><text:span text:style-name="T5">M. </text:span><text:span text:style-name="T9">HACE LA DEMOSTRACIÓN</text:span></text:p>
      <text:p text:style-name="P13"/>
      <text:p text:style-name="P8"><text:span text:style-name="T5">9.y por supuesto como se puede ver tratandose de una función uno a uno, al igual que la función exponencial, <text:s/></text:span><text:span text:style-name="T7">log</text:span><text:span text:style-name="T2">a</text:span><text:span text:style-name="T5">a</text:span><text:span text:style-name="T1">1</text:span><text:span text:style-name="T5">= </text:span><text:span text:style-name="T7">log</text:span><text:span text:style-name="T2">a</text:span><text:span text:style-name="T6">a</text:span><text:span text:style-name="T1">2 </text:span><text:span text:style-name="T5">si y solo si a</text:span><text:span text:style-name="T1">1</text:span><text:span text:style-name="T5">=a</text:span><text:span text:style-name="T1">2</text:span></text:p>
      <text:p text:style-name="P13"/>
      <text:p text:style-name="P7"><text:span text:style-name="T5">Algunos errores muy comunes al comenzar a trabajar con funciones </text:span><text:span text:style-name="T10">logarítmicas</text:span><text:span text:style-name="T5"> son </text:span></text:p>
      <text:p text:style-name="P19"/>
      <text:p text:style-name="P7"><text:span text:style-name="T5"><text:tab/><text:tab/><text:tab/><text:tab/> </text:span><text:span text:style-name="T7">log</text:span><text:span text:style-name="T2">a</text:span><text:span text:style-name="T5">(M+N) = <text:s/></text:span><text:span text:style-name="T7">log</text:span><text:span text:style-name="T2">a</text:span><text:span text:style-name="T5">M+ </text:span><text:span text:style-name="T7">log</text:span><text:span text:style-name="T2">a</text:span><text:span text:style-name="T5">N lo cual no es así</text:span></text:p>
      <text:p text:style-name="P7"><text:span text:style-name="T5"><text:tab/><text:tab/><text:tab/><text:tab/> </text:span><text:span text:style-name="T7">log</text:span><text:span text:style-name="T2">a</text:span><text:span text:style-name="T5">(M/N)= </text:span><text:span text:style-name="T7">log</text:span><text:span text:style-name="T2">a</text:span><text:span text:style-name="T5">M/ </text:span><text:span text:style-name="T7">log</text:span><text:span text:style-name="T2">a</text:span><text:span text:style-name="T5">N <text:s/>lo cual tampoco es así </text:span></text:p>
      <text:p text:style-name="P17"/>
      <text:p text:style-name="P20"><text:soft-page-break/>algunos logaritmos comunes son por supuesto el logaritmo base 10 ya que nuestro sistema de conteo esta en base 10, por el simple hecho de que tenemos 10 dedos, y suele escribirse solo como log sin necesidad de poner la base; el calculo de logaritmos base 10 de las potencias de 10 es muy simple.</text:p>
      <text:p text:style-name="P20"/>
      <text:p text:style-name="P20"><text:tab/><text:tab/><text:tab/><text:tab/>Log 1000=3</text:p>
      <text:p text:style-name="P20"><text:tab/><text:tab/><text:tab/><text:tab/>log <text:s/>100=2</text:p>
      <text:p text:style-name="P20"><text:tab/><text:tab/><text:tab/><text:tab/>log <text:s/>10=1</text:p>
      <text:p text:style-name="P20"><text:tab/><text:tab/><text:tab/><text:tab/>log 1=0</text:p>
      <text:p text:style-name="P20"><text:tab/><text:tab/><text:tab/><text:tab/>log 0.1 = -1</text:p>
      <text:p text:style-name="P20"><text:tab/><text:tab/><text:tab/><text:tab/>log 0.01=-2</text:p>
      <text:p text:style-name="P20"><text:tab/><text:tab/><text:tab/><text:tab/>log 0.001=-3</text:p>
      <text:p text:style-name="P9"><text:span text:style-name="T12">también</text:span><text:span text:style-name="T11"> es muy común utilizar con el logaritmo de base e, este logaritmo suele llamar logaritmo natural o bien logaritmo neperiano </text:span><text:span text:style-name="T12">por el matemático John Napier, independientemente del nombre que se le de se escribe de manera especial como ln en vez log</text:span><text:span text:style-name="T4">e</text:span><text:span text:style-name="T12"> </text:span></text:p>
      <text:p text:style-name="P21">se tiene </text:p>
      <text:p text:style-name="P21"/>
      <text:p text:style-name="P21"><text:tab/><text:tab/><text:tab/><text:tab/><text:tab/>ln 1=0</text:p>
      <text:p text:style-name="P21"><text:tab/><text:tab/><text:tab/><text:tab/><text:tab/>ln e=1</text:p>
      <text:p text:style-name="P10"><text:span text:style-name="T11"><text:tab/><text:tab/><text:tab/><text:tab/><text:tab/>ln e</text:span><text:span text:style-name="T17">x</text:span><text:span text:style-name="T11">=x</text:span></text:p>
      <text:p text:style-name="P10"><text:span text:style-name="T11"><text:tab/><text:tab/><text:tab/><text:tab/><text:tab/>e</text:span><text:span text:style-name="T17">lnx</text:span><text:span text:style-name="T11">=x</text:span></text:p>
      <text:p text:style-name="P21">Por supuesto existen logaritmos de otras bases sin embargo el siguiente teorema y el ultimo de esta lección nos permite cambiar de base </text:p>
      <text:p text:style-name="P21">Teorema. Cambio de base en funciones logarítmicas</text:p>
      <text:p text:style-name="P21">Para cualquier número real positivo x y bases a,b &gt;0 a,b distinto de 1</text:p>
      <text:p text:style-name="P21"/>
      <text:p text:style-name="P10"><text:span text:style-name="T11"><text:tab/><text:tab/><text:tab/>log</text:span><text:span text:style-name="T3">a</text:span><text:span text:style-name="T11">x=log</text:span><text:span text:style-name="T3">b</text:span><text:span text:style-name="T11">x/log</text:span><text:span text:style-name="T3">b</text:span><text:span text:style-name="T11">a </text:span></text:p>
      <text:p text:style-name="P21">La demostración es la siguiente </text:p>
      <text:p text:style-name="P21"/>
      <text:p text:style-name="P14">NOTA LA DEMOSTRACIÓN ES MUY COMPLEJA PARA ESCRIBIRLA AQUÍ PERO VIENE EN LA PAGINA 24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12:27:29.796000000</meta:creation-date>
    <dc:date>2019-08-16T16:48:45.303000000</dc:date>
    <meta:editing-duration>PT3M18S</meta:editing-duration>
    <meta:editing-cycles>2</meta:editing-cycles>
    <meta:generator>LibreOffice/6.1.1.2$Windows_X86_64 LibreOffice_project/5d19a1bfa650b796764388cd8b33a5af1f5baa1b</meta:generator>
    <meta:document-statistic meta:table-count="0" meta:image-count="0" meta:object-count="0" meta:page-count="2" meta:paragraph-count="41" meta:word-count="571" meta:character-count="3394" meta:non-whitespace-character-count="2764"/>
  </office:meta>
</office:document-meta>
</file>